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影响范围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6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妖怪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4:30:45.920859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15:21:30.615402100</dc:date>
    <meta:editing-duration>PT2H30M28S</meta:editing-duration>
    <meta:editing-cycles>94</meta:editing-cycles>
    <meta:generator>LibreOffice/25.2.1.2$Windows_X86_64 LibreOffice_project/d3abf4aee5fd705e4a92bba33a32f40bc4e56f49</meta:generator>
    <meta:document-statistic meta:table-count="5" meta:cell-count="124" meta:object-count="0"/>
  </office:meta>
</office:document-meta>
</file>